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900000296EBA78996C24181A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0.131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1.27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65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15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2.29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0.38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84cm" svg:height="17.514cm" svg:x="1.66cm" svg:y="1.776cm">
          <draw:image xlink:href="Pictures/10000000000003E900000296EBA78996C24181A1.jpg" xlink:type="simple" xlink:show="embed" xlink:actuate="onLoad">
            <text:p/>
          </draw:image>
        </draw:frame>
        <draw:custom-shape draw:style-name="gr2" draw:text-style-name="P2" draw:layer="layout" svg:width="1.27cm" svg:height="0.381cm" svg:x="9.636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0.381cm" svg:x="9.636cm" svg:y="10.3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12cm" svg:height="0.725cm" svg:x="9.532cm" svg:y="10.181cm">
          <draw:text-box>
            <text:p text:style-name="P3"><text:span text:style-name="T1">idVideo</text:span></text:p>
          </draw:text-box>
        </draw:frame>
        <draw:custom-shape draw:style-name="gr4" draw:text-style-name="P5" draw:layer="layout" svg:width="1.778cm" svg:height="0.381cm" svg:x="16.875cm" svg:y="9.89cm">
          <text:p text:style-name="P1"><text:span text:style-name="T2"><text:s/></text:span><text:span text:style-name="T1">idVide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59cm" svg:height="0.508cm" svg:x="14.081cm" svg:y="13.954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51cm" svg:height="0.508cm" svg:x="13.827cm" svg:y="14.843cm">
          <text:p text:style-name="P1"><text:s/><text:span text:style-name="T1">idVide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651cm" svg:height="0.508cm" svg:x="8.62cm" svg:y="15.605cm">
          <text:p text:style-name="P1"><text:span text:style-name="T1">idVideo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366cm" svg:y1="15.605cm" svg:x2="11.287cm" svg:y2="15.605cm">
          <text:p/>
        </draw:line>
        <draw:custom-shape draw:style-name="gr8" draw:text-style-name="P2" draw:layer="layout" svg:width="2.794cm" svg:height="1.524cm" svg:x="20.685cm" svg:y="17.2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889cm" svg:height="1.143cm" svg:x="23.098cm" svg:y="17.25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53cm" svg:height="1.673cm" svg:x="20.304cm" svg:y="17.129cm">
          <draw:text-box>
            <text:p><text:span text:style-name="T1">idVideo</text:span></text:p>
            <text:p><text:span text:style-name="T1">idCategorieVideo</text:span></text:p>
            <text:p><text:span text:style-name="T2">nbEpisode</text:span></text:p>
          </draw:text-box>
        </draw:frame>
        <draw:custom-shape draw:style-name="gr10" draw:text-style-name="P2" draw:layer="layout" svg:width="3.81cm" svg:height="1.524cm" svg:x="23.987cm" svg:y="14.0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65cm" svg:height="1.199cm" svg:x="23.86cm" svg:y="14.081cm">
          <draw:text-box>
            <text:p><text:span text:style-name="T1">IdCategorieFilm</text:span></text:p>
            <text:p><text:span text:style-name="T3">nomCategorieFil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3:51:39.687482617</meta:creation-date>
    <dc:date>2018-01-22T14:06:06.633441609</dc:date>
    <meta:editing-duration>PT4M6S</meta:editing-duration>
    <meta:editing-cycles>1</meta:editing-cycles>
    <meta:generator>LibreOffice/5.1.4.2$Linux_X86_64 LibreOffice_project/10m0$Build-2</meta:generator>
    <meta:document-statistic meta:object-count="14"/>
  </office:meta>
</office:document-meta>
</file>